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, o przyjdź,</text:span><text:span text:style-name="T1"><text:line-break/></text:span><text:span text:style-name="T1">napełnij tę świątynię,</text:span><text:span text:style-name="T1"><text:line-break/></text:span><text:span text:style-name="T1">Napełnij tę świątynię,</text:span><text:span text:style-name="T1"><text:line-break/></text:span><text:span text:style-name="T1">pieśnią Pana Chwał.</text:span><text:span text:style-name="T1"><text:line-break/></text:span><text:span text:style-name="T1">Przyjdź, o przyjdź,</text:span><text:span text:style-name="T1"><text:line-break/></text:span><text:span text:style-name="T1">napełnij nasze serca</text:span><text:span text:style-name="T1"><text:line-break/></text:span><text:span text:style-name="T1">Napełnij nasze serca,</text:span><text:span text:style-name="T1"><text:line-break/></text:span><text:span text:style-name="T1">byśmy Miłość nieśli Tw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7:27:09</meta:creation-date>
    <dc:creator>Rafał Talacha</dc:creator>
    <dc:date>2009-01-27T15:59:10</dc:date>
    <dc:language>pl-PL</dc:language>
    <meta:editing-cycles>4</meta:editing-cycles>
    <meta:editing-duration>PT1M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